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weight="bold" style:font-weight-asian="bold" style:font-weight-complex="bold"/>
    </style:style>
    <style:style style:name="P3" style:family="paragraph" style:parent-style-name="Text_20_body">
      <style:text-properties style:font-name="DejaVu Sans"/>
    </style:style>
    <style:style style:name="P4" style:family="paragraph" style:parent-style-name="Text_20_body">
      <style:text-properties style:font-name="DejaVu Sans"/>
    </style:style>
    <style:style style:name="P5" style:family="paragraph" style:parent-style-name="Text_20_body" style:list-style-name="L1"/>
    <style:style style:name="P6" style:family="paragraph" style:parent-style-name="Heading_20_1">
      <style:text-properties style:font-name="DejaVu Sans"/>
    </style:style>
    <style:style style:name="P7" style:family="paragraph" style:parent-style-name="Heading_20_2">
      <style:text-properties style:font-name="DejaVu Sans"/>
    </style:style>
    <style:style style:name="P8" style:family="paragraph" style:parent-style-name="Heading_20_4">
      <style:text-properties style:font-name="DejaVu Sans"/>
    </style:style>
    <style:style style:name="P9" style:family="paragraph" style:parent-style-name="Heading_20_4">
      <style:text-properties style:font-name="DejaVu Sans" fo:font-size="12pt" style:font-size-asian="12pt" style:font-size-complex="12pt"/>
    </style:style>
    <style:style style:name="P10" style:family="paragraph" style:parent-style-name="Table_20_Contents" style:list-style-name="L1">
      <style:text-properties style:font-name="DejaVu Sans"/>
    </style:style>
    <style:style style:name="P11" style:family="paragraph">
      <style:paragraph-properties fo:text-align="center"/>
    </style:style>
    <style:style style:name="T1" style:family="text">
      <style:text-properties style:font-name="DejaVu Sans"/>
    </style:style>
    <style:style style:name="T2" style:family="text">
      <style:text-properties style:font-name="DejaVu Sans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draw:marker-start-width="0.1701in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Modification des cartes CBMIA (EDA-01705)</text:h>
      <text:p text:style-name="P1"><draw:line text:anchor-type="paragraph" draw:z-index="0" draw:style-name="gr1" draw:text-style-name="P11" svg:x1="0.0201in" svg:y1="0.1075in" svg:x2="6.9047in" svg:y2="0.1075in"><text:p/></draw:line></text:p>
      <text:p text:style-name="P1">Matthieu Cattin (BE/CO/HT)</text:p>
      <text:p text:style-name="P1">12.04.2012</text:p>
      <text:p text:style-name="P2"/>
      <text:p text:style-name="P1"/>
      <text:h text:style-name="P7" text:outline-level="2">Travail à effectuer</text:h>
      <text:h text:style-name="P9" text:outline-level="4">1) Remplacement de l'IC4</text:h>
      <text:p text:style-name="P3">Remplacer l'IC4 (SN75173) par la référence DS26C32ATM fournie.</text:p>
      <text:h text:style-name="P9" text:outline-level="4">2) Re-soudage de TR1</text:h>
      <text:p text:style-name="P3">Sur certaine cartes, TR1 est monté sur un socle. Pour ces cartes là, désouder le socle et re-souder TR1 directement sur la carte.</text:p>
      <text:p text:style-name="P3"/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eu Cattin</meta:initial-creator>
    <meta:creation-date>2012-04-12T18:59:18</meta:creation-date>
    <dc:date>2012-05-03T16:19:09</dc:date>
    <dc:creator>Matthieu Cattin</dc:creator>
    <meta:editing-duration>PT25H28M10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51" meta:character-count="331"/>
  </office:meta>
</office:document-meta>
</file>